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5.667cm" style:rel-column-width="21845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5.703cm" style:rel-column-width="21983*"/>
    </style:style>
    <style:style style:name="Tabla2.B" style:family="table-column">
      <style:table-column-properties style:column-width="5.704cm" style:rel-column-width="21990*"/>
    </style:style>
    <style:style style:name="Tabla2.C" style:family="table-column">
      <style:table-column-properties style:column-width="5.593cm" style:rel-column-width="21562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C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5.703cm" style:rel-column-width="21983*"/>
    </style:style>
    <style:style style:name="Tabla5.B" style:family="table-column">
      <style:table-column-properties style:column-width="5.704cm" style:rel-column-width="21990*"/>
    </style:style>
    <style:style style:name="Tabla5.C" style:family="table-column">
      <style:table-column-properties style:column-width="5.593cm" style:rel-column-width="21562*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C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5.703cm" style:rel-column-width="21983*"/>
    </style:style>
    <style:style style:name="Tabla6.B" style:family="table-column">
      <style:table-column-properties style:column-width="5.704cm" style:rel-column-width="21990*"/>
    </style:style>
    <style:style style:name="Tabla6.C" style:family="table-column">
      <style:table-column-properties style:column-width="5.593cm" style:rel-column-width="21562*"/>
    </style:style>
    <style:style style:name="Tab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C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3.792cm" style:rel-column-width="14619*"/>
    </style:style>
    <style:style style:name="Tabla3.B" style:family="table-column">
      <style:table-column-properties style:column-width="3.704cm" style:rel-column-width="14279*"/>
    </style:style>
    <style:style style:name="Tabla3.C" style:family="table-column">
      <style:table-column-properties style:column-width="9.504cm" style:rel-column-width="36637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C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8.5cm" style:rel-column-width="32767*"/>
    </style:style>
    <style:style style:name="Tabla7.B" style:family="table-column">
      <style:table-column-properties style:column-width="8.5cm" style:rel-column-width="32768*"/>
    </style:style>
    <style:style style:name="Tab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.B1" style:family="table-cell">
      <style:table-cell-properties fo:padding="0.097cm" fo:border="0.05pt solid #000000"/>
    </style:style>
    <style:style style:name="Tabla7.A2" style:family="table-cell">
      <style:table-cell-properties fo:padding="0.097cm" fo:border-left="0.05pt solid #000000" fo:border-right="none" fo:border-top="none" fo:border-bottom="0.05pt solid #000000"/>
    </style:style>
    <style:style style:name="Tab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8.5cm" style:rel-column-width="32767*"/>
    </style:style>
    <style:style style:name="Tabla8.B" style:family="table-column">
      <style:table-column-properties style:column-width="8.5cm" style:rel-column-width="32768*"/>
    </style:style>
    <style:style style:name="Tab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8.B1" style:family="table-cell">
      <style:table-cell-properties fo:padding="0.097cm" fo:border="0.05pt solid #000000"/>
    </style:style>
    <style:style style:name="Tabla8.A2" style:family="table-cell">
      <style:table-cell-properties fo:padding="0.097cm" fo:border-left="0.05pt solid #000000" fo:border-right="none" fo:border-top="none" fo:border-bottom="0.05pt solid #000000"/>
    </style:style>
    <style:style style:name="Tab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8.5cm" style:rel-column-width="32767*"/>
    </style:style>
    <style:style style:name="Tabla4.B" style:family="table-column">
      <style:table-column-properties style:column-width="8.5cm" style:rel-column-width="32768*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B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start" style:justify-single-word="false"/>
      <style:text-properties style:font-name="Arial"/>
    </style:style>
    <style:style style:name="P2" style:family="paragraph" style:parent-style-name="Table_20_Contents">
      <style:paragraph-properties fo:text-align="start" style:justify-single-word="false"/>
      <style:text-properties style:font-name="Arial"/>
    </style:style>
    <style:style style:name="P3" style:family="paragraph" style:parent-style-name="Standard">
      <style:paragraph-properties fo:text-align="start" style:justify-single-word="false"/>
      <style:text-properties style:font-name="Arial"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10pt" officeooo:paragraph-rsid="0003695c" style:font-size-asian="10pt" style:font-size-complex="10pt"/>
    </style:style>
    <style:style style:name="P5" style:family="paragraph" style:parent-style-name="Standard">
      <style:paragraph-properties fo:text-align="center" style:justify-single-word="false"/>
      <style:text-properties style:font-name="Arial" officeooo:paragraph-rsid="0003695c"/>
    </style:style>
    <style:style style:name="P6" style:family="paragraph" style:parent-style-name="Standard">
      <style:paragraph-properties fo:text-align="center" style:justify-single-word="false"/>
      <style:text-properties style:font-name="Arial" officeooo:paragraph-rsid="0002a398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12pt" officeooo:rsid="0016f3d4" officeooo:paragraph-rsid="0016f3d4" style:font-size-asian="12pt"/>
    </style:style>
    <style:style style:name="P8" style:family="paragraph" style:parent-style-name="Standard">
      <style:paragraph-properties fo:text-align="start" style:justify-single-word="false"/>
      <style:text-properties fo:color="#0062c4" loext:opacity="100%" style:font-name="Arial" fo:font-size="12pt" officeooo:rsid="0002a398" officeooo:paragraph-rsid="0002a398" style:font-size-asian="12pt"/>
    </style:style>
    <style:style style:name="P9" style:family="paragraph" style:parent-style-name="Standard">
      <style:paragraph-properties fo:text-align="start" style:justify-single-word="false"/>
      <style:text-properties fo:color="#0062c4" loext:opacity="100%" style:font-name="Arial" fo:font-size="12pt" officeooo:rsid="0006dd8f" officeooo:paragraph-rsid="0006dd8f" style:font-size-asian="12pt"/>
    </style:style>
    <style:style style:name="P10" style:family="paragraph" style:parent-style-name="Standard">
      <style:paragraph-properties fo:text-align="start" style:justify-single-word="false"/>
      <style:text-properties fo:color="#0062c4" loext:opacity="100%" style:font-name="Arial" fo:font-size="12pt" officeooo:rsid="0008330f" officeooo:paragraph-rsid="0008330f" style:font-size-asian="12pt"/>
    </style:style>
    <style:style style:name="P11" style:family="paragraph" style:parent-style-name="Standard">
      <style:paragraph-properties fo:text-align="start" style:justify-single-word="false"/>
      <style:text-properties fo:color="#0062c4" loext:opacity="100%" style:font-name="Arial" fo:font-size="12pt" officeooo:rsid="0008330f" officeooo:paragraph-rsid="00087ea2" style:font-size-asian="12pt"/>
    </style:style>
    <style:style style:name="P12" style:family="paragraph" style:parent-style-name="Standard">
      <style:paragraph-properties fo:text-align="start" style:justify-single-word="false"/>
      <style:text-properties fo:color="#0062c4" loext:opacity="100%" style:font-name="Arial" fo:font-size="12pt" officeooo:rsid="0008330f" officeooo:paragraph-rsid="000aec08" style:font-size-asian="12pt"/>
    </style:style>
    <style:style style:name="P13" style:family="paragraph" style:parent-style-name="Standard">
      <style:paragraph-properties fo:text-align="start" style:justify-single-word="false"/>
      <style:text-properties fo:color="#0062c4" loext:opacity="100%" style:font-name="Arial" fo:font-size="12pt" officeooo:rsid="000a8b5d" officeooo:paragraph-rsid="000aec08" style:font-size-asian="12pt"/>
    </style:style>
    <style:style style:name="P14" style:family="paragraph" style:parent-style-name="Standard">
      <style:paragraph-properties fo:text-align="start" style:justify-single-word="false"/>
      <style:text-properties fo:color="#0062c4" loext:opacity="100%" style:font-name="Arial" fo:font-size="12pt" officeooo:rsid="000b5c8d" officeooo:paragraph-rsid="000b5c8d" style:font-size-asian="12pt"/>
    </style:style>
    <style:style style:name="P15" style:family="paragraph" style:parent-style-name="Standard">
      <style:paragraph-properties fo:text-align="start" style:justify-single-word="false"/>
      <style:text-properties fo:color="#0062c4" loext:opacity="100%" style:font-name="Arial" fo:font-size="12pt" officeooo:rsid="000c6ae8" officeooo:paragraph-rsid="000c6ae8" style:font-size-asian="12pt"/>
    </style:style>
    <style:style style:name="P16" style:family="paragraph" style:parent-style-name="Standard">
      <style:paragraph-properties fo:text-align="start" style:justify-single-word="false"/>
      <style:text-properties fo:color="#0062c4" loext:opacity="100%" style:font-name="Arial" fo:font-size="12pt" officeooo:rsid="0016f3d4" officeooo:paragraph-rsid="0016f3d4" style:font-size-asian="12pt"/>
    </style:style>
    <style:style style:name="P17" style:family="paragraph" style:parent-style-name="Standard">
      <style:paragraph-properties fo:text-align="start" style:justify-single-word="false"/>
      <style:text-properties fo:color="#0062c4" loext:opacity="100%" style:font-name="Arial" fo:font-size="12pt" style:text-underline-style="solid" style:text-underline-width="auto" style:text-underline-color="font-color" fo:font-weight="bold" officeooo:rsid="0016f3d4" officeooo:paragraph-rsid="0016f3d4" style:font-size-asian="12pt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fo:color="#0062c4" loext:opacity="100%" style:font-name="Arial" fo:font-size="16pt" style:text-underline-style="solid" style:text-underline-width="auto" style:text-underline-color="font-color" fo:font-weight="bold" officeooo:rsid="001d4717" officeooo:paragraph-rsid="00010059" style:font-size-asian="16pt" style:font-weight-asian="bold" style:font-size-complex="16pt" style:font-weight-complex="bold"/>
    </style:style>
    <style:style style:name="P19" style:family="paragraph" style:parent-style-name="Standard">
      <style:paragraph-properties fo:text-align="start" style:justify-single-word="false"/>
      <style:text-properties fo:color="#0062c4" loext:opacity="100%" style:text-position="0% 100%" style:font-name="Arial" fo:font-size="12pt" officeooo:rsid="000c6ae8" officeooo:paragraph-rsid="000c6ae8" style:font-size-asian="12pt"/>
    </style:style>
    <style:style style:name="P20" style:family="paragraph" style:parent-style-name="Standard">
      <style:paragraph-properties fo:text-align="start" style:justify-single-word="false"/>
      <style:text-properties fo:color="#000000" loext:opacity="100%" style:font-name="Arial" fo:font-size="12pt" style:font-size-asian="12pt"/>
    </style:style>
    <style:style style:name="P21" style:family="paragraph" style:parent-style-name="Standard">
      <style:paragraph-properties fo:text-align="start" style:justify-single-word="false"/>
      <style:text-properties fo:color="#000000" loext:opacity="100%" style:font-name="Arial" fo:font-size="12pt" officeooo:paragraph-rsid="0002a398" style:font-size-asian="12pt"/>
    </style:style>
    <style:style style:name="P22" style:family="paragraph" style:parent-style-name="Standard">
      <style:paragraph-properties fo:text-align="start" style:justify-single-word="false"/>
      <style:text-properties fo:color="#000000" loext:opacity="100%" style:font-name="Arial" fo:font-size="12pt" officeooo:paragraph-rsid="00051256" style:font-size-asian="12pt"/>
    </style:style>
    <style:style style:name="P23" style:family="paragraph" style:parent-style-name="Standard">
      <style:paragraph-properties fo:text-align="start" style:justify-single-word="false"/>
      <style:text-properties fo:color="#000000" loext:opacity="100%" style:font-name="Arial" fo:font-size="12pt" officeooo:paragraph-rsid="000aec08" style:font-size-asian="12pt"/>
    </style:style>
    <style:style style:name="P24" style:family="paragraph" style:parent-style-name="Standard">
      <style:paragraph-properties fo:text-align="start" style:justify-single-word="false"/>
      <style:text-properties fo:color="#000000" loext:opacity="100%" style:font-name="Arial" fo:font-size="12pt" officeooo:paragraph-rsid="000c6ae8" style:font-size-asian="12pt"/>
    </style:style>
    <style:style style:name="P25" style:family="paragraph" style:parent-style-name="Standard">
      <style:paragraph-properties fo:text-align="start" style:justify-single-word="false"/>
      <style:text-properties fo:color="#000000" loext:opacity="100%" style:font-name="Arial" fo:font-size="12pt" officeooo:rsid="0002a398" officeooo:paragraph-rsid="0002a398" style:font-size-asian="12pt"/>
    </style:style>
    <style:style style:name="P26" style:family="paragraph" style:parent-style-name="Standard">
      <style:paragraph-properties fo:text-align="start" style:justify-single-word="false"/>
      <style:text-properties fo:color="#000000" loext:opacity="100%" style:font-name="Arial" fo:font-size="12pt" officeooo:rsid="0002a398" officeooo:paragraph-rsid="000c6ae8" style:font-size-asian="12pt"/>
    </style:style>
    <style:style style:name="P27" style:family="paragraph" style:parent-style-name="Standard">
      <style:paragraph-properties fo:text-align="start" style:justify-single-word="false"/>
      <style:text-properties fo:color="#000000" loext:opacity="100%" style:font-name="Arial" fo:font-size="12pt" officeooo:paragraph-rsid="0003695c" style:font-size-asian="12pt" style:font-size-complex="12pt"/>
    </style:style>
    <style:style style:name="P28" style:family="paragraph" style:parent-style-name="Standard">
      <style:paragraph-properties fo:text-align="start" style:justify-single-word="false"/>
      <style:text-properties fo:color="#000000" loext:opacity="100%" style:font-name="Arial" fo:font-size="12pt" officeooo:paragraph-rsid="0003695c" style:font-size-asian="12pt" style:font-size-complex="10pt"/>
    </style:style>
    <style:style style:name="P29" style:family="paragraph" style:parent-style-name="Standard">
      <style:text-properties fo:color="#000000" loext:opacity="100%" style:font-name="Arial" fo:font-size="12pt" style:font-size-asian="12pt"/>
    </style:style>
    <style:style style:name="P30" style:family="paragraph" style:parent-style-name="Standard">
      <style:paragraph-properties fo:text-align="start" style:justify-single-word="false"/>
      <style:text-properties fo:color="#000000" loext:opacity="100%" style:font-name="Arial" fo:font-size="12pt" officeooo:rsid="00051256" officeooo:paragraph-rsid="00051256" style:font-size-asian="12pt"/>
    </style:style>
    <style:style style:name="P31" style:family="paragraph" style:parent-style-name="Standard">
      <style:paragraph-properties fo:text-align="start" style:justify-single-word="false"/>
      <style:text-properties fo:color="#000000" loext:opacity="100%" style:font-name="Arial" fo:font-size="12pt" officeooo:rsid="00051256" officeooo:paragraph-rsid="000aec08" style:font-size-asian="12pt"/>
    </style:style>
    <style:style style:name="P32" style:family="paragraph" style:parent-style-name="Standard">
      <style:paragraph-properties fo:text-align="start" style:justify-single-word="false"/>
      <style:text-properties fo:color="#000000" loext:opacity="100%" style:font-name="Arial" fo:font-size="12pt" officeooo:rsid="00051256" officeooo:paragraph-rsid="000c6ae8" style:font-size-asian="12pt"/>
    </style:style>
    <style:style style:name="P33" style:family="paragraph" style:parent-style-name="Standard">
      <style:paragraph-properties fo:text-align="start" style:justify-single-word="false"/>
      <style:text-properties fo:color="#000000" loext:opacity="100%" style:font-name="Arial" fo:font-size="12pt" fo:font-weight="bold" style:font-size-asian="12pt" style:font-weight-asian="bold" style:font-weight-complex="bold"/>
    </style:style>
    <style:style style:name="P34" style:family="paragraph" style:parent-style-name="Standard">
      <style:paragraph-properties fo:text-align="start" style:justify-single-word="false"/>
      <style:text-properties fo:color="#000000" loext:opacity="100%" style:font-name="Arial" fo:font-size="12pt" fo:font-weight="bold" officeooo:paragraph-rsid="0003695c" style:font-size-asian="12pt" style:font-weight-asian="bold" style:font-weight-complex="bold"/>
    </style:style>
    <style:style style:name="P35" style:family="paragraph" style:parent-style-name="Standard">
      <style:text-properties fo:color="#000000" loext:opacity="100%" style:font-name="Arial" fo:font-size="12pt" fo:font-weight="bold" style:font-size-asian="12pt" style:font-weight-asian="bold" style:font-weight-complex="bold"/>
    </style:style>
    <style:style style:name="P36" style:family="paragraph" style:parent-style-name="Standard">
      <style:paragraph-properties fo:text-align="start" style:justify-single-word="false"/>
      <style:text-properties fo:color="#000000" loext:opacity="100%" style:font-name="Arial" fo:font-size="12pt" fo:font-weight="bold" officeooo:paragraph-rsid="0002a398" style:font-size-asian="12pt" style:font-weight-asian="bold"/>
    </style:style>
    <style:style style:name="P37" style:family="paragraph" style:parent-style-name="Standard">
      <style:paragraph-properties fo:text-align="start" style:justify-single-word="false"/>
      <style:text-properties fo:color="#000000" loext:opacity="100%" style:font-name="Arial" fo:font-size="12pt" fo:font-weight="bold" style:font-size-asian="12pt" style:font-weight-asian="bold"/>
    </style:style>
    <style:style style:name="P38" style:family="paragraph" style:parent-style-name="Standard">
      <style:paragraph-properties fo:text-align="start" style:justify-single-word="false"/>
      <style:text-properties fo:color="#000000" loext:opacity="100%" style:font-name="Arial" fo:font-size="12pt" fo:font-weight="bold" officeooo:paragraph-rsid="000eb2aa" style:font-size-asian="12pt" style:font-weight-asian="bold"/>
    </style:style>
    <style:style style:name="P39" style:family="paragraph" style:parent-style-name="Standard">
      <style:paragraph-properties fo:text-align="start" style:justify-single-word="false"/>
      <style:text-properties fo:color="#000000" loext:opacity="100%" style:font-name="Arial" fo:font-size="12pt" fo:font-weight="bold" officeooo:rsid="00107499" officeooo:paragraph-rsid="00107499" style:font-size-asian="12pt" style:font-weight-asian="bold"/>
    </style:style>
    <style:style style:name="P40" style:family="paragraph" style:parent-style-name="Standard">
      <style:paragraph-properties fo:text-align="start" style:justify-single-word="false"/>
      <style:text-properties fo:color="#000000" loext:opacity="100%" style:font-name="Arial" fo:font-size="12pt" fo:font-style="italic" style:font-size-asian="12pt" style:font-style-asian="italic"/>
    </style:style>
    <style:style style:name="P41" style:family="paragraph" style:parent-style-name="Standard">
      <style:paragraph-properties fo:text-align="start" style:justify-single-word="false"/>
      <style:text-properties fo:color="#2a609a" loext:opacity="100%" style:font-name="Arial" fo:font-size="12pt" style:font-size-asian="12pt"/>
    </style:style>
    <style:style style:name="P42" style:family="paragraph" style:parent-style-name="Standard">
      <style:paragraph-properties fo:text-align="start" style:justify-single-word="false"/>
      <style:text-properties fo:color="#2a609a" loext:opacity="100%" style:font-name="Arial" fo:font-size="12pt" officeooo:rsid="00051256" officeooo:paragraph-rsid="00051256" style:font-size-asian="12pt"/>
    </style:style>
    <style:style style:name="P43" style:family="paragraph" style:parent-style-name="Standard">
      <style:paragraph-properties fo:text-align="start" style:justify-single-word="false"/>
      <style:text-properties fo:color="#2a609a" loext:opacity="100%" style:font-name="Arial" fo:font-size="12pt" officeooo:rsid="00051256" officeooo:paragraph-rsid="000aec08" style:font-size-asian="12pt"/>
    </style:style>
    <style:style style:name="P44" style:family="paragraph" style:parent-style-name="Standard">
      <style:paragraph-properties fo:text-align="start" style:justify-single-word="false"/>
      <style:text-properties fo:color="#2a609a" loext:opacity="100%" style:font-name="Arial" fo:font-size="12pt" officeooo:rsid="00051256" officeooo:paragraph-rsid="000c6ae8" style:font-size-asian="12pt"/>
    </style:style>
    <style:style style:name="P45" style:family="paragraph" style:parent-style-name="Standard">
      <style:paragraph-properties fo:text-align="start" style:justify-single-word="false"/>
      <style:text-properties fo:color="#0d55ba" loext:opacity="100%" style:font-name="Arial" fo:font-size="12pt" style:font-size-asian="12pt"/>
    </style:style>
    <style:style style:name="P46" style:family="paragraph" style:parent-style-name="Standard">
      <style:paragraph-properties fo:text-align="start" style:justify-single-word="false"/>
      <style:text-properties fo:color="#00aa33" loext:opacity="100%" style:font-name="Arial" fo:font-size="12pt" officeooo:rsid="00051256" officeooo:paragraph-rsid="00051256" style:font-size-asian="12pt"/>
    </style:style>
    <style:style style:name="P47" style:family="paragraph" style:parent-style-name="Standard">
      <style:paragraph-properties fo:text-align="start" style:justify-single-word="false"/>
      <style:text-properties fo:color="#00aa33" loext:opacity="100%" style:font-name="Arial" fo:font-size="12pt" officeooo:rsid="00051256" officeooo:paragraph-rsid="000aec08" style:font-size-asian="12pt"/>
    </style:style>
    <style:style style:name="P48" style:family="paragraph" style:parent-style-name="Standard">
      <style:paragraph-properties fo:text-align="start" style:justify-single-word="false"/>
      <style:text-properties fo:color="#00aa33" loext:opacity="100%" style:font-name="Arial" fo:font-size="12pt" officeooo:rsid="00051256" officeooo:paragraph-rsid="000c6ae8" style:font-size-asian="12pt"/>
    </style:style>
    <style:style style:name="P49" style:family="paragraph" style:parent-style-name="Standard">
      <style:paragraph-properties fo:text-align="start" style:justify-single-word="false"/>
      <style:text-properties fo:color="#ff0000" loext:opacity="100%" style:font-name="Arial" fo:font-size="12pt" officeooo:rsid="00051256" officeooo:paragraph-rsid="00051256" style:font-size-asian="12pt"/>
    </style:style>
    <style:style style:name="P50" style:family="paragraph" style:parent-style-name="Standard">
      <style:paragraph-properties fo:text-align="start" style:justify-single-word="false"/>
      <style:text-properties fo:color="#ff0000" loext:opacity="100%" style:font-name="Arial" fo:font-size="12pt" officeooo:rsid="00051256" officeooo:paragraph-rsid="000aec08" style:font-size-asian="12pt"/>
    </style:style>
    <style:style style:name="P51" style:family="paragraph" style:parent-style-name="Standard">
      <style:paragraph-properties fo:text-align="start" style:justify-single-word="false"/>
      <style:text-properties fo:color="#ff0000" loext:opacity="100%" style:font-name="Arial" fo:font-size="12pt" officeooo:rsid="00051256" officeooo:paragraph-rsid="000c6ae8" style:font-size-asian="12pt"/>
    </style:style>
    <style:style style:name="P52" style:family="paragraph" style:parent-style-name="Standard">
      <style:paragraph-properties fo:text-align="start" style:justify-single-word="false"/>
      <style:text-properties fo:color="#0062c4" loext:opacity="100%" style:font-name="Arial" fo:font-size="12pt" fo:font-weight="normal" officeooo:rsid="00107499" officeooo:paragraph-rsid="00107499" style:font-size-asian="12pt" style:font-weight-asian="normal" style:font-weight-complex="normal"/>
    </style:style>
    <style:style style:name="P53" style:family="paragraph" style:parent-style-name="Standard" style:list-style-name="L1">
      <style:paragraph-properties fo:text-align="start" style:justify-single-word="false"/>
      <style:text-properties fo:color="#0062c4" loext:opacity="100%" style:font-name="Arial" fo:font-size="12pt" fo:font-weight="normal" officeooo:rsid="0002a398" officeooo:paragraph-rsid="00107499" style:font-size-asian="12pt" style:font-weight-asian="normal" style:font-weight-complex="normal"/>
    </style:style>
    <style:style style:name="P54" style:family="paragraph" style:parent-style-name="Standard" style:list-style-name="L1">
      <style:paragraph-properties fo:text-align="start" style:justify-single-word="false"/>
      <style:text-properties fo:color="#0062c4" loext:opacity="100%" style:font-name="Arial" fo:font-size="12pt" fo:font-weight="normal" officeooo:rsid="0002a398" officeooo:paragraph-rsid="000eb2aa" style:font-size-asian="12pt" style:font-weight-asian="normal" style:font-weight-complex="normal"/>
    </style:style>
    <style:style style:name="P55" style:family="paragraph" style:parent-style-name="Standard" style:list-style-name="L1">
      <style:paragraph-properties fo:text-align="start" style:justify-single-word="false"/>
      <style:text-properties fo:color="#0062c4" loext:opacity="100%" style:font-name="Arial" fo:font-size="12pt" fo:font-weight="normal" officeooo:rsid="0002a398" officeooo:paragraph-rsid="00109984" style:font-size-asian="12pt" style:font-weight-asian="normal" style:font-weight-complex="normal"/>
    </style:style>
    <style:style style:name="P56" style:family="paragraph" style:parent-style-name="Standard" style:list-style-name="L1">
      <style:paragraph-properties fo:text-align="start" style:justify-single-word="false"/>
      <style:text-properties fo:color="#0062c4" loext:opacity="100%" style:font-name="Arial" fo:font-size="12pt" fo:font-weight="normal" officeooo:rsid="0002a398" officeooo:paragraph-rsid="00124e39" style:font-size-asian="12pt" style:font-weight-asian="normal" style:font-weight-complex="normal"/>
    </style:style>
    <style:style style:name="P57" style:family="paragraph" style:parent-style-name="Standard" style:list-style-name="L1">
      <style:paragraph-properties fo:text-align="start" style:justify-single-word="false"/>
      <style:text-properties fo:color="#0062c4" loext:opacity="100%" style:font-name="Arial" fo:font-size="12pt" fo:font-weight="normal" officeooo:rsid="0002a398" officeooo:paragraph-rsid="0014000b" style:font-size-asian="12pt" style:font-weight-asian="normal" style:font-weight-complex="normal"/>
    </style:style>
    <style:style style:name="P58" style:family="paragraph" style:parent-style-name="Standard">
      <style:paragraph-properties fo:text-align="start" style:justify-single-word="false"/>
      <style:text-properties fo:color="#0062c4" loext:opacity="100%" style:font-name="Arial" fo:font-size="12pt" fo:font-weight="bold" officeooo:rsid="00107499" officeooo:paragraph-rsid="00107499" style:font-size-asian="12pt" style:font-weight-asian="bold" style:font-weight-complex="bold"/>
    </style:style>
    <style:style style:name="P59" style:family="paragraph" style:parent-style-name="Standard" style:list-style-name="L1">
      <style:paragraph-properties fo:text-align="start" style:justify-single-word="false"/>
      <style:text-properties fo:color="#0062c4" loext:opacity="100%" style:font-name="Arial" fo:font-size="12pt" fo:font-weight="bold" officeooo:rsid="0002a398" officeooo:paragraph-rsid="000eb2aa" style:font-size-asian="12pt" style:font-weight-asian="bold"/>
    </style:style>
    <style:style style:name="P60" style:family="paragraph" style:parent-style-name="Standard" style:list-style-name="L2">
      <style:paragraph-properties fo:text-align="start" style:justify-single-word="false"/>
      <style:text-properties fo:color="#0062c4" loext:opacity="100%" style:font-name="Arial" fo:font-size="12pt" officeooo:rsid="0014000b" officeooo:paragraph-rsid="0014000b" style:font-size-asian="12pt"/>
    </style:style>
    <style:style style:name="P61" style:family="paragraph" style:parent-style-name="Standard" style:list-style-name="L2">
      <style:paragraph-properties fo:text-align="start" style:justify-single-word="false"/>
      <style:text-properties fo:color="#0062c4" loext:opacity="100%" style:font-name="Arial" fo:font-size="12pt" officeooo:rsid="0016f3d4" officeooo:paragraph-rsid="0016f3d4" style:font-size-asian="12pt"/>
    </style:style>
    <style:style style:name="P62" style:family="paragraph" style:parent-style-name="Standard" style:list-style-name="L3">
      <style:paragraph-properties fo:text-align="start" style:justify-single-word="false"/>
      <style:text-properties fo:color="#000000" loext:opacity="100%" style:font-name="Arial" fo:font-size="12pt" fo:font-weight="bold" officeooo:paragraph-rsid="0003695c" style:font-size-asian="12pt" style:font-weight-asian="bold" style:font-weight-complex="bold"/>
    </style:style>
    <style:style style:name="P63" style:family="paragraph" style:parent-style-name="Standard">
      <style:paragraph-properties fo:text-align="start" style:justify-single-word="false"/>
      <style:text-properties fo:color="#000000" loext:opacity="100%" style:font-name="Arial" fo:font-size="12pt" fo:font-weight="bold" officeooo:paragraph-rsid="001a9ccf" style:font-size-asian="12pt" style:font-weight-asian="bold" style:font-weight-complex="bold"/>
    </style:style>
    <style:style style:name="P64" style:family="paragraph" style:parent-style-name="Standard">
      <style:paragraph-properties fo:text-align="start" style:justify-single-word="false"/>
      <style:text-properties fo:color="#000000" loext:opacity="100%" style:font-name="Arial" fo:font-size="12pt" officeooo:paragraph-rsid="001a9ccf" style:font-size-asian="12pt"/>
    </style:style>
    <style:style style:name="T1" style:family="text">
      <style:text-properties fo:color="#000000" loext:opacity="100%" fo:font-size="12pt" style:font-size-asian="12pt"/>
    </style:style>
    <style:style style:name="T2" style:family="text">
      <style:text-properties fo:color="#000000" loext:opacity="100%" fo:font-size="12pt" fo:font-weight="bold" style:font-size-asian="12pt" style:font-weight-asian="bold"/>
    </style:style>
    <style:style style:name="T3" style:family="text">
      <style:text-properties fo:color="#000000" loext:opacity="100%" fo:font-size="12pt" fo:font-style="italic" style:font-size-asian="12pt" style:font-style-asian="italic"/>
    </style:style>
    <style:style style:name="T4" style:family="text">
      <style:text-properties fo:color="#000081" loext:opacity="100%" fo:font-size="12pt" style:font-size-asian="12pt"/>
    </style:style>
    <style:style style:name="T5" style:family="text">
      <style:text-properties fo:color="#ff0000" loext:opacity="100%" fo:font-size="12pt" style:font-size-asian="12pt"/>
    </style:style>
    <style:style style:name="T6" style:family="text">
      <style:text-properties fo:color="#2a609a" loext:opacity="100%" fo:font-size="12pt" style:font-size-asian="12pt"/>
    </style:style>
    <style:style style:name="T7" style:family="text">
      <style:text-properties fo:color="#00aa33" loext:opacity="100%" fo:font-size="12pt" style:font-size-asian="12pt"/>
    </style:style>
    <style:style style:name="T8" style:family="text">
      <style:text-properties fo:color="#3e5213" loext:opacity="100%" fo:font-size="12pt" style:font-size-asian="12pt"/>
    </style:style>
    <style:style style:name="T9" style:family="text">
      <style:text-properties fo:color="#3e5213" loext:opacity="100%" officeooo:rsid="000eb2aa"/>
    </style:style>
    <style:style style:name="T10" style:family="text">
      <style:text-properties fo:color="#3e5213" loext:opacity="100%" fo:font-weight="normal" officeooo:rsid="000eb2aa" style:font-weight-asian="normal" style:font-weight-complex="normal"/>
    </style:style>
    <style:style style:name="T11" style:family="text">
      <style:text-properties fo:color="#3e5213" loext:opacity="100%" officeooo:rsid="00109984"/>
    </style:style>
    <style:style style:name="T12" style:family="text">
      <style:text-properties fo:color="#3e5213" loext:opacity="100%" officeooo:rsid="0014000b"/>
    </style:style>
    <style:style style:name="T13" style:family="text">
      <style:text-properties fo:color="#f90000" loext:opacity="100%" fo:font-size="12pt" style:font-size-asian="12pt"/>
    </style:style>
    <style:style style:name="T14" style:family="text">
      <style:text-properties fo:color="#0d55ba" loext:opacity="100%" fo:font-size="12pt" style:font-size-asian="12pt"/>
    </style:style>
    <style:style style:name="T15" style:family="text">
      <style:text-properties officeooo:rsid="00010059"/>
    </style:style>
    <style:style style:name="T16" style:family="text">
      <style:text-properties fo:font-weight="bold" style:font-weight-asian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officeooo:rsid="00087ea2"/>
    </style:style>
    <style:style style:name="T19" style:family="text">
      <style:text-properties style:text-position="sub 58%"/>
    </style:style>
    <style:style style:name="T20" style:family="text">
      <style:text-properties style:text-position="sub 58%" officeooo:rsid="000a8b5d"/>
    </style:style>
    <style:style style:name="T21" style:family="text">
      <style:text-properties style:text-position="sub 58%" officeooo:rsid="00087ea2"/>
    </style:style>
    <style:style style:name="T22" style:family="text">
      <style:text-properties style:text-position="sub 58%" officeooo:rsid="000c6ae8"/>
    </style:style>
    <style:style style:name="T23" style:family="text">
      <style:text-properties officeooo:rsid="0008e9e8"/>
    </style:style>
    <style:style style:name="T24" style:family="text">
      <style:text-properties officeooo:rsid="000a8b5d"/>
    </style:style>
    <style:style style:name="T25" style:family="text">
      <style:text-properties officeooo:rsid="000b5c8d"/>
    </style:style>
    <style:style style:name="T26" style:family="text">
      <style:text-properties style:text-position="0% 100%"/>
    </style:style>
    <style:style style:name="T27" style:family="text">
      <style:text-properties style:text-position="0% 100%" officeooo:rsid="00087ea2"/>
    </style:style>
    <style:style style:name="T28" style:family="text">
      <style:text-properties style:text-position="0% 100%" officeooo:rsid="000c6ae8"/>
    </style:style>
    <style:style style:name="T29" style:family="text">
      <style:text-properties officeooo:rsid="000eb2aa"/>
    </style:style>
    <style:style style:name="T30" style:family="text">
      <style:text-properties fo:color="#c9211e" loext:opacity="100%" officeooo:rsid="000eb2aa"/>
    </style:style>
    <style:style style:name="T31" style:family="text">
      <style:text-properties fo:color="#c9211e" loext:opacity="100%" officeooo:rsid="00107499"/>
    </style:style>
    <style:style style:name="T32" style:family="text">
      <style:text-properties fo:color="#c9211e" loext:opacity="100%" officeooo:rsid="00109984"/>
    </style:style>
    <style:style style:name="T33" style:family="text">
      <style:text-properties style:use-window-font-color="true" loext:opacity="0%" officeooo:rsid="000eb2aa"/>
    </style:style>
    <style:style style:name="T34" style:family="text">
      <style:text-properties style:use-window-font-color="true" loext:opacity="0%" fo:font-weight="normal" officeooo:rsid="000eb2aa" style:font-weight-asian="normal" style:font-weight-complex="normal"/>
    </style:style>
    <style:style style:name="T35" style:family="text">
      <style:text-properties style:use-window-font-color="true" loext:opacity="0%" fo:font-weight="normal" officeooo:rsid="00107499" style:font-weight-asian="normal" style:font-weight-complex="normal"/>
    </style:style>
    <style:style style:name="T36" style:family="text">
      <style:text-properties style:use-window-font-color="true" loext:opacity="0%" officeooo:rsid="00107499"/>
    </style:style>
    <style:style style:name="T37" style:family="text">
      <style:text-properties style:use-window-font-color="true" loext:opacity="0%" officeooo:rsid="00109984"/>
    </style:style>
    <style:style style:name="T38" style:family="text">
      <style:text-properties style:use-window-font-color="true" loext:opacity="0%" officeooo:rsid="0014000b"/>
    </style:style>
    <style:style style:name="T39" style:family="text">
      <style:text-properties fo:font-weight="normal" officeooo:rsid="000eb2aa" style:font-weight-asian="normal" style:font-weight-complex="normal"/>
    </style:style>
    <style:style style:name="T40" style:family="text">
      <style:text-properties officeooo:rsid="00107499"/>
    </style:style>
    <style:style style:name="T41" style:family="text">
      <style:text-properties officeooo:rsid="00109984"/>
    </style:style>
    <style:style style:name="T42" style:family="text">
      <style:text-properties officeooo:rsid="00124e39"/>
    </style:style>
    <style:style style:name="T43" style:family="text">
      <style:text-properties officeooo:rsid="0014000b"/>
    </style:style>
    <style:style style:name="T4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5" style:family="text">
      <style:text-properties style:text-position="super 58%"/>
    </style:style>
    <style:style style:name="T46" style:family="text">
      <style:text-properties officeooo:rsid="0018ea49"/>
    </style:style>
    <style:style style:name="T47" style:family="text">
      <style:text-properties fo:color="#0062c4" loext:opacity="100%" officeooo:rsid="0002a398"/>
    </style:style>
    <style:style style:name="T48" style:family="text">
      <style:text-properties fo:color="#0062c4" loext:opacity="100%" officeooo:rsid="001a9ccf"/>
    </style:style>
    <style:style style:name="T49" style:family="text">
      <style:text-properties fo:color="#0062c4" loext:opacity="100%" fo:font-weight="normal" officeooo:rsid="001a9ccf" style:font-weight-asian="normal" style:font-weight-complex="normal"/>
    </style:style>
    <style:style style:name="T50" style:family="text">
      <style:text-properties fo:color="#0062c4" loext:opacity="100%" fo:font-weight="normal" officeooo:rsid="0002a398" style:font-weight-asian="normal" style:font-weight-complex="normal"/>
    </style:style>
    <style:style style:name="T51" style:family="text">
      <style:text-properties fo:color="#0062c4" loext:opacity="100%" fo:font-weight="bold" officeooo:rsid="0002a398" style:font-weight-asian="bold" style:font-weight-complex="bol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Unit <text:span text:style-name="T15">2</text:span> – <text:span text:style-name="T15">Architecture and Components</text:span> - Activities</text:p>
      <text:p text:style-name="P20"/>
      <text:p text:style-name="P33">1. 🎖Investigate the “Harvard Architecture”. Post the main differences with “Von</text:p>
      <text:p text:style-name="P33">Neumann architecture” in the forum and discuss them with your classmates.</text:p>
      <text:p text:style-name="P20"/>
      <text:p text:style-name="P9">Basically, <text:span text:style-name="T17">Hardvard</text:span> <text:span text:style-name="T17">architecture</text:span> is a computer architecture that separates the storage and the signal pathways for instructions and data. This means, data and instructions have separate memory. This is also the main difference with <text:span text:style-name="T17">von Neumann</text:span> architecture. <text:span text:style-name="T17">Von</text:span> <text:span text:style-name="T17">Neumann</text:span> architecture is the computer architecture that nowdays it’s use: CPU with ALU and CU, memory that stores data and instructions, etc.</text:p>
      <text:p text:style-name="P20"/>
      <text:p text:style-name="P3"><text:span text:style-name="T1">2. Follow this tutorial </text:span><text:span text:style-name="T4">https://sites.google.com/site/kotukotuzimiti/ </text:span><text:span text:style-name="T1">in order to</text:span></text:p>
      <text:p text:style-name="P33">understand how a 2 bit fictitious computer works. Share your solutions and ask</text:p>
      <text:p text:style-name="P33">your doubts using forum.</text:p>
      <text:p text:style-name="P20"/>
      <text:p text:style-name="P10">The link doesn’t work.</text:p>
      <text:p text:style-name="P25"/>
      <text:p text:style-name="P33">3. 👁 We have a hypothetical computer with this instruction format:</text:p>
      <text:p text:style-name="P33"/>
      <table:table table:name="Tabla1" table:style-name="Tabla1">
        <table:table-column table:style-name="Tabla1.A" table:number-columns-repeated="3"/>
        <table:table-row table:style-name="TableLine1826796068240">
          <table:table-cell table:style-name="Tabla1.A1" office:value-type="string">
            <text:p text:style-name="P36">OP_CODE</text:p>
          </table:table-cell>
          <table:table-cell table:style-name="Tabla1.A1" office:value-type="string">
            <text:p text:style-name="P36">OPERAND 1</text:p>
          </table:table-cell>
          <table:table-cell table:style-name="Tabla1.C1" office:value-type="string">
            <text:p text:style-name="P36">OPERAND2</text:p>
          </table:table-cell>
        </table:table-row>
        <table:table-row table:style-name="TableLine1826796086464">
          <table:table-cell table:style-name="Tabla1.A2" office:value-type="string">
            <text:p text:style-name="P21">4 BITS</text:p>
          </table:table-cell>
          <table:table-cell table:style-name="Tabla1.A2" office:value-type="string">
            <text:p text:style-name="P21">4 BITS</text:p>
          </table:table-cell>
          <table:table-cell table:style-name="Tabla1.C2" office:value-type="string">
            <text:p text:style-name="P21">4 BITS</text:p>
          </table:table-cell>
        </table:table-row>
      </table:table>
      <text:p text:style-name="P37"/>
      <text:p text:style-name="P22">And this memory (address and content)</text:p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eLine1826796074496">
          <table:table-cell table:style-name="Tabla2.A1" office:value-type="string">
            <text:p text:style-name="P30">Addr0</text:p>
          </table:table-cell>
          <table:table-cell table:style-name="Tabla2.A1" office:value-type="string">
            <text:p text:style-name="P21">0000</text:p>
          </table:table-cell>
          <table:table-cell table:style-name="Tabla2.C1" office:value-type="string">
            <text:p text:style-name="P21">0xC2</text:p>
          </table:table-cell>
        </table:table-row>
        <table:table-row table:style-name="TableLine1826796080752">
          <table:table-cell table:style-name="Tabla2.A2" office:value-type="string">
            <text:p text:style-name="P42">Addr1</text:p>
          </table:table-cell>
          <table:table-cell table:style-name="Tabla2.A2" office:value-type="string">
            <text:p text:style-name="P21">0001</text:p>
          </table:table-cell>
          <table:table-cell table:style-name="Tabla2.C2" office:value-type="string">
            <text:p text:style-name="P21">0x19</text:p>
          </table:table-cell>
        </table:table-row>
        <table:table-row table:style-name="TableLine1826796083472">
          <table:table-cell table:style-name="Tabla2.A2" office:value-type="string">
            <text:p text:style-name="P46">Addr2</text:p>
          </table:table-cell>
          <table:table-cell table:style-name="Tabla2.A2" office:value-type="string">
            <text:p text:style-name="P21">0010</text:p>
          </table:table-cell>
          <table:table-cell table:style-name="Tabla2.C2" office:value-type="string">
            <text:p text:style-name="P21">0x5A</text:p>
          </table:table-cell>
        </table:table-row>
        <table:table-row table:style-name="TableLine1826796076672">
          <table:table-cell table:style-name="Tabla2.A2" office:value-type="string">
            <text:p text:style-name="P49">Addr3</text:p>
          </table:table-cell>
          <table:table-cell table:style-name="Tabla2.A2" office:value-type="string">
            <text:p text:style-name="P21">0011</text:p>
          </table:table-cell>
          <table:table-cell table:style-name="Tabla2.C2" office:value-type="string">
            <text:p text:style-name="P21">0x2</text:p>
          </table:table-cell>
        </table:table-row>
        <table:table-row table:style-name="TableLine1826796079392">
          <table:table-cell table:style-name="Tabla2.A2" office:value-type="string">
            <text:p text:style-name="P2"/>
          </table:table-cell>
          <table:table-cell table:style-name="Tabla2.A2" office:value-type="string">
            <text:p text:style-name="P2"/>
          </table:table-cell>
          <table:table-cell table:style-name="Tabla2.C2" office:value-type="string">
            <text:p text:style-name="P2"/>
          </table:table-cell>
        </table:table-row>
        <table:table-row table:style-name="TableLine1826796089728">
          <table:table-cell table:style-name="Tabla2.A2" office:value-type="string">
            <text:p text:style-name="P30">Addr...</text:p>
          </table:table-cell>
          <table:table-cell table:style-name="Tabla2.A2" office:value-type="string">
            <text:p text:style-name="P21">…</text:p>
          </table:table-cell>
          <table:table-cell table:style-name="Tabla2.C2" office:value-type="string">
            <text:p text:style-name="P21">…</text:p>
          </table:table-cell>
        </table:table-row>
      </table:table>
      <text:p text:style-name="P20"><text:s/></text:p>
      <text:p text:style-name="P1"><text:span text:style-name="T5">SUM </text:span><text:span text:style-name="T6">[Addr1]</text:span><text:span text:style-name="T1">, </text:span><text:span text:style-name="T7">[Addr2] </text:span><text:span text:style-name="T5">1001</text:span><text:span text:style-name="T6">xx</text:span><text:span text:style-name="T7">yy</text:span></text:p>
      <text:p text:style-name="P1"><text:span text:style-name="T5">Add </text:span><text:span text:style-name="T1">the contents of memory address </text:span><text:span text:style-name="T6">Addr1 </text:span><text:span text:style-name="T1">to the contents of memory address</text:span></text:p>
      <text:p text:style-name="P1"><text:span text:style-name="T7">Addr2 </text:span><text:span text:style-name="T1">and stores it in </text:span><text:span text:style-name="T6">Addr1</text:span></text:p>
      <text:p text:style-name="P41"/>
      <text:p text:style-name="P20">a) What is the result after executing this instruction?</text:p>
      <text:p text:style-name="P20">b) Which will be the state of the memory after the execution of this instruction?</text:p>
      <text:p text:style-name="P20">c) What would be the result if operand 2 uses immediate addressing mode?</text:p>
      <text:p text:style-name="P20"/>
      <text:p text:style-name="P11">a) <text:span text:style-name="T18">0x19 → 11001</text:span><text:span text:style-name="T21">2</text:span><text:span text:style-name="T18"> , 0x5A → 1011010</text:span><text:span text:style-name="T21">2</text:span><text:span text:style-name="T18"> , 11001</text:span><text:span text:style-name="T21">2</text:span><text:span text:style-name="T18"> </text:span><text:span text:style-name="T23">+</text:span><text:span text:style-name="T18"> 1011010</text:span><text:span text:style-name="T21">2</text:span><text:span text:style-name="T18"> </text:span><text:span text:style-name="T23">= </text:span><text:span text:style-name="T24">1110011</text:span><text:span text:style-name="T20">2</text:span><text:span text:style-name="T24"> → 0x73</text:span></text:p>
      <text:p text:style-name="P10"/>
      <text:p text:style-name="P12">b) </text:p>
      <table:table table:name="Tabla5" table:style-name="Tabla5">
        <table:table-column table:style-name="Tabla5.A"/>
        <table:table-column table:style-name="Tabla5.B"/>
        <table:table-column table:style-name="Tabla5.C"/>
        <table:table-row table:style-name="TableLine1826796090544">
          <table:table-cell table:style-name="Tabla5.A1" office:value-type="string">
            <text:p text:style-name="P31">Addr0</text:p>
          </table:table-cell>
          <table:table-cell table:style-name="Tabla5.A1" office:value-type="string">
            <text:p text:style-name="P23">0000</text:p>
          </table:table-cell>
          <table:table-cell table:style-name="Tabla5.C1" office:value-type="string">
            <text:p text:style-name="P23">0xC2</text:p>
          </table:table-cell>
        </table:table-row>
        <table:table-row table:style-name="TableLine1826796085376">
          <table:table-cell table:style-name="Tabla5.A2" office:value-type="string">
            <text:p text:style-name="P43">Addr1</text:p>
          </table:table-cell>
          <table:table-cell table:style-name="Tabla5.A2" office:value-type="string">
            <text:p text:style-name="P23">0001</text:p>
          </table:table-cell>
          <table:table-cell table:style-name="Tabla5.C2" office:value-type="string">
            <text:p text:style-name="P13">0x73</text:p>
          </table:table-cell>
        </table:table-row>
        <table:table-row table:style-name="TableLine1826796088640">
          <table:table-cell table:style-name="Tabla5.A2" office:value-type="string">
            <text:p text:style-name="P47">Addr2</text:p>
          </table:table-cell>
          <table:table-cell table:style-name="Tabla5.A2" office:value-type="string">
            <text:p text:style-name="P23">0010</text:p>
          </table:table-cell>
          <table:table-cell table:style-name="Tabla5.C2" office:value-type="string">
            <text:p text:style-name="P23">0x5A</text:p>
          </table:table-cell>
        </table:table-row>
        <table:table-row table:style-name="TableLine1826796078304">
          <table:table-cell table:style-name="Tabla5.A2" office:value-type="string">
            <text:p text:style-name="P50">Addr3</text:p>
          </table:table-cell>
          <table:table-cell table:style-name="Tabla5.A2" office:value-type="string">
            <text:p text:style-name="P23">0011</text:p>
          </table:table-cell>
          <table:table-cell table:style-name="Tabla5.C2" office:value-type="string">
            <text:p text:style-name="P23">0x2</text:p>
          </table:table-cell>
        </table:table-row>
      </table:table>
      <text:p text:style-name="P12"/>
      <text:p text:style-name="P12"/>
      <text:p text:style-name="P10"><text:soft-page-break/>c) <text:span text:style-name="T25">The instruction will look like this “1001 0001 0010” and using immediate addressing mode will mean that “0010” is the operand 2, so this will be the result:</text:span></text:p>
      <text:p text:style-name="P10"/>
      <text:p text:style-name="P14">0x19 → <text:s/><text:span text:style-name="T18">11001</text:span><text:span text:style-name="T21">2</text:span><text:span text:style-name="T18"> , </text:span>0010<text:span text:style-name="T19">2</text:span> → 0x2;<text:span text:style-name="T19"> </text:span><text:span text:style-name="T27">11001</text:span><text:span text:style-name="T21">2</text:span><text:span text:style-name="T27"> </text:span><text:span text:style-name="T26">+</text:span><text:span text:style-name="T27"> </text:span><text:span text:style-name="T26">0010</text:span><text:span text:style-name="T19">2</text:span><text:span text:style-name="T26"> = </text:span><text:span text:style-name="T28">11011</text:span><text:span text:style-name="T22">2</text:span><text:span text:style-name="T28"> → 0x1B</text:span></text:p>
      <text:p text:style-name="P19">So the state of memory will be the following:</text:p>
      <text:p text:style-name="P19"/>
      <table:table table:name="Tabla6" table:style-name="Tabla6">
        <table:table-column table:style-name="Tabla6.A"/>
        <table:table-column table:style-name="Tabla6.B"/>
        <table:table-column table:style-name="Tabla6.C"/>
        <table:table-row table:style-name="TableLine1826796078032">
          <table:table-cell table:style-name="Tabla6.A1" office:value-type="string">
            <text:p text:style-name="P32">Addr0</text:p>
          </table:table-cell>
          <table:table-cell table:style-name="Tabla6.A1" office:value-type="string">
            <text:p text:style-name="P24">0000</text:p>
          </table:table-cell>
          <table:table-cell table:style-name="Tabla6.C1" office:value-type="string">
            <text:p text:style-name="P24">0xC2</text:p>
          </table:table-cell>
        </table:table-row>
        <table:table-row table:style-name="TableLine1826796085648">
          <table:table-cell table:style-name="Tabla6.A2" office:value-type="string">
            <text:p text:style-name="P44">Addr1</text:p>
          </table:table-cell>
          <table:table-cell table:style-name="Tabla6.A2" office:value-type="string">
            <text:p text:style-name="P24">0001</text:p>
          </table:table-cell>
          <table:table-cell table:style-name="Tabla6.C2" office:value-type="string">
            <text:p text:style-name="P15">01B</text:p>
          </table:table-cell>
        </table:table-row>
        <table:table-row table:style-name="TableLine1826796083744">
          <table:table-cell table:style-name="Tabla6.A2" office:value-type="string">
            <text:p text:style-name="P48">Addr2</text:p>
          </table:table-cell>
          <table:table-cell table:style-name="Tabla6.A2" office:value-type="string">
            <text:p text:style-name="P24">0010</text:p>
          </table:table-cell>
          <table:table-cell table:style-name="Tabla6.C2" office:value-type="string">
            <text:p text:style-name="P24">0x5A</text:p>
          </table:table-cell>
        </table:table-row>
        <table:table-row table:style-name="TableLine1826796084288">
          <table:table-cell table:style-name="Tabla6.A2" office:value-type="string">
            <text:p text:style-name="P51">Addr3</text:p>
          </table:table-cell>
          <table:table-cell table:style-name="Tabla6.A2" office:value-type="string">
            <text:p text:style-name="P24">0011</text:p>
          </table:table-cell>
          <table:table-cell table:style-name="Tabla6.C2" office:value-type="string">
            <text:p text:style-name="P24">0x2</text:p>
          </table:table-cell>
        </table:table-row>
      </table:table>
      <text:p text:style-name="P26"/>
      <text:p text:style-name="P25"/>
      <text:p text:style-name="P33">4. We have a computer with this instruction set:</text:p>
      <table:table table:name="Tabla3" table:style-name="Tabla3">
        <table:table-column table:style-name="Tabla3.A"/>
        <table:table-column table:style-name="Tabla3.B"/>
        <table:table-column table:style-name="Tabla3.C"/>
        <table:table-row table:style-name="TableLine1826796089456">
          <table:table-cell table:style-name="Tabla3.A1" office:value-type="string">
            <text:p text:style-name="P36">Code</text:p>
          </table:table-cell>
          <table:table-cell table:style-name="Tabla3.A1" office:value-type="string">
            <text:p text:style-name="P36">Instruction</text:p>
          </table:table-cell>
          <table:table-cell table:style-name="Tabla3.C1" office:value-type="string">
            <text:p text:style-name="P36">Description</text:p>
          </table:table-cell>
        </table:table-row>
        <table:table-row table:style-name="TableLine1826796084832">
          <table:table-cell table:style-name="Tabla3.A2" office:value-type="string">
            <text:p text:style-name="P6"><text:span text:style-name="T8">ENT </text:span><text:span text:style-name="T1">M(m)</text:span></text:p>
          </table:table-cell>
          <table:table-cell table:style-name="Tabla3.A2" office:value-type="string">
            <text:p text:style-name="P5"><text:span text:style-name="T1"><text:s/></text:span><text:span text:style-name="T8">000</text:span><text:span text:style-name="T1">mmmmm</text:span></text:p>
          </table:table-cell>
          <table:table-cell table:style-name="Tabla3.C2" office:value-type="string">
            <text:p text:style-name="P27">Read data from keyboard to memory.</text:p>
          </table:table-cell>
        </table:table-row>
        <table:table-row table:style-name="TableLine1826796091088">
          <table:table-cell table:style-name="Tabla3.A2" office:value-type="string">
            <text:p text:style-name="P6"><text:span text:style-name="T8">SAL </text:span><text:span text:style-name="T1">M(m)</text:span></text:p>
          </table:table-cell>
          <table:table-cell table:style-name="Tabla3.A2" office:value-type="string">
            <text:p text:style-name="P5"><text:span text:style-name="T8">001</text:span><text:span text:style-name="T1">mmmmm</text:span></text:p>
          </table:table-cell>
          <table:table-cell table:style-name="Tabla3.C2" office:value-type="string">
            <text:p text:style-name="P28">Show data on screen from memory.</text:p>
          </table:table-cell>
        </table:table-row>
        <table:table-row table:style-name="TableLine1826796091360">
          <table:table-cell table:style-name="Tabla3.A2" office:value-type="string">
            <text:p text:style-name="P6"><text:span text:style-name="T8">CAR </text:span><text:span text:style-name="T1">R0, M(m)</text:span></text:p>
          </table:table-cell>
          <table:table-cell table:style-name="Tabla3.A2" office:value-type="string">
            <text:p text:style-name="P5"><text:span text:style-name="T8">010</text:span><text:span text:style-name="T1">mmmmm</text:span></text:p>
          </table:table-cell>
          <table:table-cell table:style-name="Tabla3.C2" office:value-type="string">
            <text:p text:style-name="P28">Store content a memory address in register R0.</text:p>
          </table:table-cell>
        </table:table-row>
        <table:table-row table:style-name="TableLine1826796075040">
          <table:table-cell table:style-name="Tabla3.A2" office:value-type="string">
            <text:p text:style-name="P6"><text:span text:style-name="T8">ALM </text:span><text:span text:style-name="T1">M(m), R0</text:span></text:p>
          </table:table-cell>
          <table:table-cell table:style-name="Tabla3.A2" office:value-type="string">
            <text:p text:style-name="P5"><text:span text:style-name="T8">011</text:span><text:span text:style-name="T1">mmmmm</text:span></text:p>
          </table:table-cell>
          <table:table-cell table:style-name="Tabla3.C2" office:value-type="string">
            <text:p text:style-name="P28">Store content of R0 in a memory address.</text:p>
          </table:table-cell>
        </table:table-row>
        <table:table-row table:style-name="TableLine1826796091632">
          <table:table-cell table:style-name="Tabla3.A2" office:value-type="string">
            <text:p text:style-name="P6"><text:span text:style-name="T8">MOV </text:span><text:span text:style-name="T13">Rx</text:span><text:span text:style-name="T1">, </text:span><text:span text:style-name="T14">Ry</text:span></text:p>
          </table:table-cell>
          <table:table-cell table:style-name="Tabla3.A2" office:value-type="string">
            <text:p text:style-name="P5"><text:span text:style-name="T8">1000</text:span><text:span text:style-name="T13">xx</text:span><text:span text:style-name="T14">yy</text:span></text:p>
          </table:table-cell>
          <table:table-cell table:style-name="Tabla3.C2" office:value-type="string">
            <text:p text:style-name="P4"><text:span text:style-name="T1">Copy content of RY to RX </text:span><text:span text:style-name="T2">(X, Y are register numbers).</text:span></text:p>
          </table:table-cell>
        </table:table-row>
        <table:table-row table:style-name="TableLine1826796074768">
          <table:table-cell table:style-name="Tabla3.A2" office:value-type="string">
            <text:p text:style-name="P6"><text:span text:style-name="T8">SUM </text:span><text:span text:style-name="T13">Rx</text:span><text:span text:style-name="T1">, </text:span><text:span text:style-name="T14">Ry</text:span></text:p>
          </table:table-cell>
          <table:table-cell table:style-name="Tabla3.A2" office:value-type="string">
            <text:p text:style-name="P5"><text:span text:style-name="T8">1001</text:span><text:span text:style-name="T13">xx</text:span><text:span text:style-name="T14">yy</text:span></text:p>
          </table:table-cell>
          <table:table-cell table:style-name="Tabla3.C2" office:value-type="string">
            <text:p text:style-name="P4"><text:span text:style-name="T14">Add </text:span><text:span text:style-name="T1">RX+RY and it is stored in RX.</text:span></text:p>
          </table:table-cell>
        </table:table-row>
        <table:table-row table:style-name="TableLine1826796079936">
          <table:table-cell table:style-name="Tabla3.A2" office:value-type="string">
            <text:p text:style-name="P6"><text:span text:style-name="T8">RES </text:span><text:span text:style-name="T13">Rx</text:span><text:span text:style-name="T1">, </text:span><text:span text:style-name="T14">Ry</text:span></text:p>
          </table:table-cell>
          <table:table-cell table:style-name="Tabla3.A2" office:value-type="string">
            <text:p text:style-name="P5"><text:span text:style-name="T8">1010</text:span><text:span text:style-name="T13">xx</text:span><text:span text:style-name="T14">yy</text:span></text:p>
          </table:table-cell>
          <table:table-cell table:style-name="Tabla3.C2" office:value-type="string">
            <text:p text:style-name="P4"><text:span text:style-name="T14">Subtract </text:span><text:span text:style-name="T1">RX-RY and it is stored in RX.</text:span></text:p>
          </table:table-cell>
        </table:table-row>
        <table:table-row table:style-name="TableLine1826796075312">
          <table:table-cell table:style-name="Tabla3.A2" office:value-type="string">
            <text:p text:style-name="P6"><text:span text:style-name="T8">MUL </text:span><text:span text:style-name="T13">Rx</text:span><text:span text:style-name="T1">, </text:span><text:span text:style-name="T14">Ry</text:span></text:p>
          </table:table-cell>
          <table:table-cell table:style-name="Tabla3.A2" office:value-type="string">
            <text:p text:style-name="P5"><text:span text:style-name="T8">1011</text:span><text:span text:style-name="T13">xx</text:span><text:span text:style-name="T14">yy</text:span></text:p>
          </table:table-cell>
          <table:table-cell table:style-name="Tabla3.C2" office:value-type="string">
            <text:p text:style-name="P28">Multiply RX * RY and it is stored in RX.</text:p>
          </table:table-cell>
        </table:table-row>
        <table:table-row table:style-name="TableLine1826796075584">
          <table:table-cell table:style-name="Tabla3.A2" office:value-type="string">
            <text:p text:style-name="P6"><text:span text:style-name="T8">DIV </text:span><text:span text:style-name="T13">Rx</text:span><text:span text:style-name="T1">,</text:span><text:span text:style-name="T14">Ry</text:span></text:p>
          </table:table-cell>
          <table:table-cell table:style-name="Tabla3.A2" office:value-type="string">
            <text:p text:style-name="P5"><text:span text:style-name="T8">1100</text:span><text:span text:style-name="T13">xx</text:span><text:span text:style-name="T14">yy</text:span></text:p>
          </table:table-cell>
          <table:table-cell table:style-name="Tabla3.C2" office:value-type="string">
            <text:p text:style-name="P28">Divide RX / RY and it is stored in RX.</text:p>
          </table:table-cell>
        </table:table-row>
      </table:table>
      <text:p text:style-name="P45"><text:s/></text:p>
      <text:p text:style-name="P20">Following the instruction sequence:</text:p>
      <text:p text:style-name="P1"><text:span text:style-name="T2">00001011 </text:span><text:span text:style-name="T3">(The user enters an 1 from the keyboard) (input A)</text:span></text:p>
      <text:p text:style-name="P1"><text:span text:style-name="T2">00001100 </text:span><text:span text:style-name="T3">(The user enters an 2 from the keyboard) (input B)</text:span></text:p>
      <text:p text:style-name="P1"><text:span text:style-name="T2">00010001 </text:span><text:span text:style-name="T3">(The user enters an 3 from the keyboard) (input C)</text:span></text:p>
      <text:p text:style-name="P1"><text:span text:style-name="T2">00011100 </text:span><text:span text:style-name="T3">(The user enters an 4 from the keyboard) (input D)</text:span></text:p>
      <text:p text:style-name="P40"/>
      <text:p text:style-name="P20">And then this instruction sequence:</text:p>
      <text:p text:style-name="P37">01001011 10000100 01011100 10001100 01010001 10001000 10111110 10101101</text:p>
      <text:p text:style-name="P37">01001100 10001000 10011110 01010001 10001000 11001110 10000011 01101101</text:p>
      <text:p text:style-name="P37">00101101</text:p>
      <text:p text:style-name="P39"/>
      <text:p text:style-name="P52">First of all, we have to process every single instruction to know what they do and the result:</text:p>
      <text:p text:style-name="P58"/>
      <text:list xml:id="list1653345574" text:style-name="L1">
        <text:list-item>
          <text:p text:style-name="P53"><text:span text:style-name="T17">01001011</text:span> → <text:span text:style-name="T29">010 </text:span><text:span text:style-name="T9">[CAR]</text:span><text:span text:style-name="T29"> 01011 </text:span><text:span text:style-name="T33">[M(number A </text:span><text:span text:style-name="T36">= 1</text:span><text:span text:style-name="T33">)]</text:span><text:span text:style-name="T29"> → contains 1; Stores 1 to R0.</text:span></text:p>
        </text:list-item>
        <text:list-item>
          <text:p text:style-name="P54"><text:span text:style-name="T17">10000100</text:span> → <text:span text:style-name="T29">1000 </text:span><text:span text:style-name="T9">[MOV]</text:span><text:span text:style-name="T29"> 01 </text:span><text:span text:style-name="T30">[Rx]</text:span><text:span text:style-name="T29"> 00 </text:span><text:span text:style-name="T33">[Ry]</text:span><text:span text:style-name="T29"> → Copy R0 to R1; R0 = 1 → R1 = 1.</text:span></text:p>
        </text:list-item>
        <text:list-item>
          <text:p text:style-name="P59">01011100 → <text:span text:style-name="T39">010 </text:span><text:span text:style-name="T10">[CAR]</text:span><text:span text:style-name="T39"> 11100 </text:span><text:span text:style-name="T34">[M(number D </text:span><text:span text:style-name="T35">= 4</text:span><text:span text:style-name="T34">)]</text:span><text:span text:style-name="T39"> → Stores 4 to R0.</text:span></text:p>
        </text:list-item>
        <text:list-item>
          <text:p text:style-name="P54"><text:span text:style-name="T17">10001100</text:span> → <text:span text:style-name="T29">1000 </text:span><text:span text:style-name="T9">[MOV]</text:span><text:span text:style-name="T29"> 11 </text:span><text:span text:style-name="T30">[Rx]</text:span><text:span text:style-name="T29"> 00 </text:span><text:span text:style-name="T33">[Ry]</text:span><text:span text:style-name="T29"> → Copy R0 to R3; R0 = 4 → R3 = 4.</text:span></text:p>
        </text:list-item>
        <text:list-item>
          <text:p text:style-name="P54"><text:span text:style-name="T17">01010001</text:span> → <text:span text:style-name="T29">010 </text:span><text:span text:style-name="T9">[CAR]</text:span><text:span text:style-name="T29"> 10001 </text:span><text:span text:style-name="T36">[M(number C = 3)]</text:span><text:span text:style-name="T40"> → Stores 3 to R0.</text:span></text:p>
        </text:list-item>
        <text:list-item>
          <text:p text:style-name="P54"><text:span text:style-name="T17">10001000</text:span> → <text:span text:style-name="T40">1000 </text:span><text:span text:style-name="T9">[MOV]</text:span><text:span text:style-name="T40"> 10 </text:span><text:span text:style-name="T31">[Rx]</text:span><text:span text:style-name="T40"> 00 </text:span><text:span text:style-name="T36">[Ry]</text:span><text:span text:style-name="T40"> → Copy R0 to R2; R0 = 3 → R2 = 3.</text:span></text:p>
        </text:list-item>
        <text:list-item>
          <text:p text:style-name="P54"><text:span text:style-name="T17">10111110</text:span> → <text:span text:style-name="T40">1011 </text:span><text:span text:style-name="T9">[MUL]</text:span><text:span text:style-name="T40"> 11 </text:span><text:span text:style-name="T31">[Rx]</text:span><text:span text:style-name="T40"> 10 </text:span><text:span text:style-name="T36">[Ry]</text:span><text:span text:style-name="T40"> → Multiply R2 per R3 → 3 * 4 → Stores the result in Rx (R3). R2 = 3 ; R3 = 12.</text:span></text:p>
        </text:list-item>
        <text:list-item>
          <text:p text:style-name="P54"><text:soft-page-break/><text:span text:style-name="T17">10101101</text:span> → <text:span text:style-name="T40">1010 </text:span><text:span text:style-name="T9">[RES]</text:span><text:span text:style-name="T40"> 11 </text:span><text:span text:style-name="T31">[Rx]</text:span><text:span text:style-name="T40"> 01 </text:span><text:span text:style-name="T36">[Ry]</text:span><text:span text:style-name="T40"> → R3 = R3 – R1 → R3 = </text:span><text:span text:style-name="T41">11.</text:span></text:p>
        </text:list-item>
        <text:list-item>
          <text:p text:style-name="P54"><text:span text:style-name="T17">01001100</text:span> → <text:span text:style-name="T41">010 </text:span><text:span text:style-name="T9">[CAR]</text:span><text:span text:style-name="T41"> 01100</text:span><text:span text:style-name="T37">[M(number B = 2)]</text:span><text:span text:style-name="T41"> → R0 = 2.</text:span></text:p>
        </text:list-item>
        <text:list-item>
          <text:p text:style-name="P54"><text:span text:style-name="T17">10001000</text:span> → <text:span text:style-name="T41">1000 </text:span><text:span text:style-name="T9">[MOV]</text:span><text:span text:style-name="T41"> 10 </text:span><text:span text:style-name="T32">[Rx]</text:span><text:span text:style-name="T41"> 00 </text:span><text:span text:style-name="T37">[Ry]</text:span><text:span text:style-name="T41"> → R2 = R0 → R0 = 2 → R2 = 2.</text:span></text:p>
        </text:list-item>
        <text:list-item>
          <text:p text:style-name="P55"><text:span text:style-name="T17">10011110</text:span> → <text:span text:style-name="T16"><text:s/></text:span><text:span text:style-name="T41">1001</text:span><text:span text:style-name="T29"> </text:span><text:span text:style-name="T9">[</text:span><text:span text:style-name="T11">SUM</text:span><text:span text:style-name="T9">]</text:span><text:span text:style-name="T29"> </text:span><text:span text:style-name="T41">11 </text:span><text:span text:style-name="T32">[Rx]</text:span><text:span text:style-name="T41"> 10 </text:span><text:span text:style-name="T37">[Ry]</text:span><text:span text:style-name="T29">→ </text:span><text:span text:style-name="T41">R3 = R3 + R2 → R3 = 13</text:span></text:p>
        </text:list-item>
        <text:list-item>
          <text:p text:style-name="P55"><text:span text:style-name="T17">01010001</text:span> → <text:span text:style-name="T41">010 </text:span><text:span text:style-name="T9">[CAR]</text:span><text:span text:style-name="T41"> 10001 </text:span><text:span text:style-name="T37">[M(number C = 3)]</text:span><text:span text:style-name="T41"> → R0 = 3.</text:span></text:p>
        </text:list-item>
        <text:list-item>
          <text:p text:style-name="P55"><text:span text:style-name="T17">10001000</text:span> → <text:span text:style-name="T41">1000</text:span><text:span text:style-name="T29"> </text:span><text:span text:style-name="T9">[</text:span><text:span text:style-name="T11">MOV</text:span><text:span text:style-name="T9">]</text:span><text:span text:style-name="T29"> </text:span><text:span text:style-name="T41">10 </text:span><text:span text:style-name="T32">[Rx]</text:span><text:span text:style-name="T41"> 00 </text:span><text:span text:style-name="T37">[Ry]</text:span><text:span text:style-name="T29">→ </text:span><text:span text:style-name="T41">R2 = R0 → R2 = 3.</text:span></text:p>
        </text:list-item>
        <text:list-item>
          <text:p text:style-name="P55"><text:span text:style-name="T17">11001110</text:span> → <text:span text:style-name="T41">1100</text:span><text:span text:style-name="T29"> </text:span><text:span text:style-name="T9">[</text:span><text:span text:style-name="T11">DIV</text:span><text:span text:style-name="T9">]</text:span><text:span text:style-name="T29"> </text:span><text:span text:style-name="T41">11 </text:span><text:span text:style-name="T32">[Rx]</text:span><text:span text:style-name="T41"> 10 </text:span><text:span text:style-name="T37">[Ry]</text:span><text:span text:style-name="T29">→ </text:span><text:span text:style-name="T41">R3 = R3 / R0 → R3 = 13 / 3.</text:span></text:p>
        </text:list-item>
        <text:list-item>
          <text:p text:style-name="P56"><text:span text:style-name="T17">10000011</text:span> → <text:span text:style-name="T41">1000</text:span><text:span text:style-name="T29"> </text:span><text:span text:style-name="T9">[</text:span><text:span text:style-name="T11">MOV</text:span><text:span text:style-name="T9">]</text:span><text:span text:style-name="T29"> </text:span><text:span text:style-name="T42">00</text:span><text:span text:style-name="T41"> </text:span><text:span text:style-name="T32">[Rx]</text:span><text:span text:style-name="T41"> </text:span><text:span text:style-name="T42">11</text:span><text:span text:style-name="T41"> </text:span><text:span text:style-name="T37">[Ry]</text:span><text:span text:style-name="T29">→ </text:span><text:span text:style-name="T42">R0</text:span><text:span text:style-name="T41"> = </text:span><text:span text:style-name="T42">R3</text:span><text:span text:style-name="T41"> → R</text:span><text:span text:style-name="T42">0</text:span><text:span text:style-name="T41"> = </text:span><text:span text:style-name="T42">13/3</text:span><text:span text:style-name="T41">.</text:span></text:p>
        </text:list-item>
        <text:list-item>
          <text:p text:style-name="P57"><text:span text:style-name="T17">01101101</text:span> → <text:span text:style-name="T43">011</text:span><text:span text:style-name="T41"> </text:span><text:span text:style-name="T9">[</text:span><text:span text:style-name="T12">ALM</text:span><text:span text:style-name="T9">]</text:span><text:span text:style-name="T41"> </text:span>01101 <text:span text:style-name="T37">[M(</text:span><text:span text:style-name="T38">01101</text:span><text:span text:style-name="T37">)]</text:span><text:span text:style-name="T41"> → </text:span><text:span text:style-name="T43">Addr(01101) = 13/3.</text:span></text:p>
        </text:list-item>
        <text:list-item>
          <text:p text:style-name="P57"><text:span text:style-name="T17">00101101</text:span> → <text:span text:style-name="T43">001</text:span><text:span text:style-name="T41"> </text:span><text:span text:style-name="T9">[</text:span><text:span text:style-name="T12">SAL</text:span><text:span text:style-name="T9">]</text:span><text:span text:style-name="T41"> </text:span>01101 <text:span text:style-name="T37">[M(</text:span><text:span text:style-name="T38">01101</text:span><text:span text:style-name="T37">)]</text:span><text:span text:style-name="T41"> → </text:span><text:span text:style-name="T43">Show = 13/3 → 4,3.</text:span></text:p>
        </text:list-item>
      </text:list>
      <text:p text:style-name="P38"/>
      <text:p text:style-name="P20">Where A, B, C, D represents the input using the keyboard and their values:</text:p>
      <text:p text:style-name="P20"/>
      <text:p text:style-name="P20">a) What is the formula associated to inputs A, B, C, D? (for example, result = A + B +</text:p>
      <text:p text:style-name="P20">C * D) </text:p>
      <text:p text:style-name="P20">b) What is the result shown on screen?</text:p>
      <text:p text:style-name="P20">c) What is the state of memory?</text:p>
      <text:p text:style-name="P20">d) If Program Counter (PC) initial value was 258… Which is it actual value?</text:p>
      <text:p text:style-name="P20">e) How many registers of general purpose (RX) has our architecture?</text:p>
      <text:p text:style-name="P20"/>
      <text:list xml:id="list693614981" text:style-name="L2">
        <text:list-item>
          <text:p text:style-name="P60">Formula: (C*D – A + B) / C</text:p>
          <text:p text:style-name="P60"/>
        </text:list-item>
        <text:list-item>
          <text:p text:style-name="P60">13/3 → 4,33.</text:p>
          <text:p text:style-name="P60"/>
        </text:list-item>
        <text:list-item>
          <text:p text:style-name="P60">Memory will look like this:</text:p>
          <text:p text:style-name="P60"/>
        </text:list-item>
      </text:list>
      <text:p text:style-name="P17">Memory:</text:p>
      <text:p text:style-name="P16"/>
      <table:table table:name="Tabla7" table:style-name="Tabla7">
        <table:table-column table:style-name="Tabla7.A"/>
        <table:table-column table:style-name="Tabla7.B"/>
        <table:table-row table:style-name="TableLine1826796080208">
          <table:table-cell table:style-name="Tabla7.A1" office:value-type="string">
            <text:p text:style-name="P7">Addr (01011)</text:p>
          </table:table-cell>
          <table:table-cell table:style-name="Tabla7.B1" office:value-type="string">
            <text:p text:style-name="P7">1 (A)</text:p>
          </table:table-cell>
        </table:table-row>
        <table:table-row table:style-name="TableLine1826796076128">
          <table:table-cell table:style-name="Tabla7.A2" office:value-type="string">
            <text:p text:style-name="P7">Addr (01100)</text:p>
          </table:table-cell>
          <table:table-cell table:style-name="Tabla7.B2" office:value-type="string">
            <text:p text:style-name="P7">2 (B)</text:p>
          </table:table-cell>
        </table:table-row>
        <table:table-row table:style-name="TableLine1826796098160">
          <table:table-cell table:style-name="Tabla7.A2" office:value-type="string">
            <text:p text:style-name="P7">Addr (10001)</text:p>
          </table:table-cell>
          <table:table-cell table:style-name="Tabla7.B2" office:value-type="string">
            <text:p text:style-name="P7">3 (C)</text:p>
          </table:table-cell>
        </table:table-row>
        <table:table-row table:style-name="TableLine1826796098976">
          <table:table-cell table:style-name="Tabla7.A2" office:value-type="string">
            <text:p text:style-name="P7">Addr (11100)</text:p>
          </table:table-cell>
          <table:table-cell table:style-name="Tabla7.B2" office:value-type="string">
            <text:p text:style-name="P7">4 (D)</text:p>
          </table:table-cell>
        </table:table-row>
        <table:table-row table:style-name="TableLine1826796097344">
          <table:table-cell table:style-name="Tabla7.A2" office:value-type="string">
            <text:p text:style-name="P7">Addr (01101)</text:p>
          </table:table-cell>
          <table:table-cell table:style-name="Tabla7.B2" office:value-type="string">
            <text:p text:style-name="P7">13/3 → 4,33 (RESULT)</text:p>
          </table:table-cell>
        </table:table-row>
      </table:table>
      <text:p text:style-name="P16"/>
      <text:p text:style-name="P16"><text:span text:style-name="T44">Registers</text:span>:</text:p>
      <text:p text:style-name="P16"/>
      <table:table table:name="Tabla8" table:style-name="Tabla8">
        <table:table-column table:style-name="Tabla8.A"/>
        <table:table-column table:style-name="Tabla8.B"/>
        <table:table-row table:style-name="TableLine1826796088368">
          <table:table-cell table:style-name="Tabla8.A1" office:value-type="string">
            <text:p text:style-name="P7">R0</text:p>
          </table:table-cell>
          <table:table-cell table:style-name="Tabla8.B1" office:value-type="string">
            <text:p text:style-name="P7">4,33</text:p>
          </table:table-cell>
        </table:table-row>
        <table:table-row table:style-name="TableLine1826796100880">
          <table:table-cell table:style-name="Tabla8.A2" office:value-type="string">
            <text:p text:style-name="P7">R1</text:p>
          </table:table-cell>
          <table:table-cell table:style-name="Tabla8.B2" office:value-type="string">
            <text:p text:style-name="P7">1</text:p>
          </table:table-cell>
        </table:table-row>
        <table:table-row table:style-name="TableLine1826796099248">
          <table:table-cell table:style-name="Tabla8.A2" office:value-type="string">
            <text:p text:style-name="P7">R2</text:p>
          </table:table-cell>
          <table:table-cell table:style-name="Tabla8.B2" office:value-type="string">
            <text:p text:style-name="P7">3</text:p>
          </table:table-cell>
        </table:table-row>
        <table:table-row table:style-name="TableLine1826796108224">
          <table:table-cell table:style-name="Tabla8.A2" office:value-type="string">
            <text:p text:style-name="P7">R3</text:p>
          </table:table-cell>
          <table:table-cell table:style-name="Tabla8.B2" office:value-type="string">
            <text:p text:style-name="P7">4,33</text:p>
          </table:table-cell>
        </table:table-row>
      </table:table>
      <text:p text:style-name="P16"/>
      <text:p text:style-name="P16"/>
      <text:list xml:id="list180625096328926" text:continue-numbering="true" text:style-name="L2">
        <text:list-item>
          <text:p text:style-name="P60">PC<text:span text:style-name="T19">0</text:span> = 258, after reading 4 numbers (4 instructions) → PC = 262, and then after executing other 17 instructions → PC<text:span text:style-name="T19">actual</text:span> = 279.</text:p>
          <text:p text:style-name="P60"/>
        </text:list-item>
        <text:list-item>
          <text:p text:style-name="P61">This architecture has 2<text:span text:style-name="T45">2</text:span> registers → 4 registers (R0, R1, R2, R3).</text:p>
        </text:list-item>
      </text:list>
      <text:p text:style-name="P25"/>
      <text:p text:style-name="P33"/>
      <text:p text:style-name="P33"/>
      <text:p text:style-name="P33"><text:soft-page-break/>5. The next table shows part of the technical specifications of a MoBo. Given the</text:p>
      <text:p text:style-name="P33">specifications, answer the following questions:</text:p>
      <table:table table:name="Tabla4" table:style-name="Tabla4">
        <table:table-column table:style-name="Tabla4.A"/>
        <table:table-column table:style-name="Tabla4.B"/>
        <table:table-row table:style-name="TableLine1826796100608">
          <table:table-cell table:style-name="Tabla4.A1" office:value-type="string">
            <text:p text:style-name="P34"><text:s/>Storage Interface</text:p>
          </table:table-cell>
          <table:table-cell table:style-name="Tabla4.B1" office:value-type="string">
            <text:p text:style-name="P34"><text:s/>South Bridge</text:p>
            <text:p text:style-name="P34"/>
            <text:list xml:id="list1062810359" text:style-name="L3">
              <text:list-item>
                <text:p text:style-name="P62">1 x IDE connector supporting ATA- 133/100/66/33 and up</text:p>
                <text:p text:style-name="P62">to 2 IDE devices</text:p>
              </text:list-item>
              <text:list-item>
                <text:p text:style-name="P62">6 x SATA 3 Gb/s connectors supporting up to 6 SATA</text:p>
                <text:p text:style-name="P62">3Gb/s devices</text:p>
              </text:list-item>
              <text:list-item>
                <text:p text:style-name="P62">Support for SATA RAID 0, RAID 1 and RAID 10</text:p>
                <text:p text:style-name="P62">ITE IT8720 chip</text:p>
              </text:list-item>
              <text:list-item>
                <text:p text:style-name="P62">1 x floppy disk drive connector supporting up to 1 floppy</text:p>
                <text:p text:style-name="P62">disk drive</text:p>
              </text:list-item>
            </text:list>
          </table:table-cell>
        </table:table-row>
      </table:table>
      <text:p text:style-name="P33"/>
      <text:p text:style-name="P33"><text:s/></text:p>
      <text:p text:style-name="P63">a) How many hard drives can connect? <text:span text:style-name="T49">2 hard drives.</text:span></text:p>
      <text:p text:style-name="P63">b) How many SATA drives can connect? <text:span text:style-name="T49">6 SATA drives.</text:span></text:p>
      <text:p text:style-name="P33">c) Can we connect a floppy drive? and two? <text:span text:style-name="T50">Not 2, but 1.</text:span></text:p>
      <text:p text:style-name="P33">d) In total, how many internal hard drives can be connected on the <text:span text:style-name="T46">motherboard</text:span>?</text:p>
      <text:p text:style-name="P64"><text:span text:style-name="T17">How many optical storage devices can be connected? </text:span><text:span text:style-name="T50">Respuesta.</text:span></text:p>
      <text:p text:style-name="P20"/>
      <text:p text:style-name="P33">6. We have a 3k euros budget to buy computers for the CEED. Teachers told us</text:p>
      <text:p text:style-name="P33">that the requirements for the computers are the next ones:</text:p>
      <text:p text:style-name="P33"/>
      <text:p text:style-name="P33">◦ 2 SSDs per computer to boot dually in Linux-Windows, at least 256GB each</text:p>
      <text:p text:style-name="P33">◦ At least 16GB RAM</text:p>
      <text:p text:style-name="P33">◦ At least i3-7100 or similar CPUs in benchmarking. Needs support for</text:p>
      <text:p text:style-name="P33">virtualization.</text:p>
      <text:p text:style-name="P33">◦ 2 monitors</text:p>
      <text:p text:style-name="P33"/>
      <text:p text:style-name="P33">a) Choose components from a store to build those computers. Build an estimation</text:p>
      <text:p text:style-name="P33">for it. Think about the compatibility among all of them, specially the</text:p>
      <text:p text:style-name="P33">motherboard, connectors, power, etc.</text:p>
      <text:p text:style-name="P33">b) How many computers with those specifications can we buy?</text:p>
      <text:p text:style-name="P35">c) Which requirements should we change so more computers can be bought?</text:p>
      <text:p text:style-name="P29"/>
      <text:p text:style-name="P8">Respuesta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0-19T18:06:24.848000000</dc:date>
    <meta:editing-duration>PT46M49S</meta:editing-duration>
    <meta:editing-cycles>11</meta:editing-cycles>
    <meta:generator>LibreOffice/7.2.2.2$Windows_X86_64 LibreOffice_project/02b2acce88a210515b4a5bb2e46cbfb63fe97d56</meta:generator>
    <meta:document-statistic meta:table-count="8" meta:image-count="0" meta:object-count="0" meta:page-count="4" meta:paragraph-count="189" meta:word-count="1241" meta:character-count="6252" meta:non-whitespace-character-count="5214"/>
  </office:meta>
</office:document-meta>
</file>